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ff00"/>
    </style:style>
    <style:style style:name="T3" style:family="text">
      <style:text-properties fo:color="#0000f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 style:text-underline-style="solid" style:text-underline-width="auto" style:text-underline-color="font-color"/>
    </style:style>
    <style:style style:name="T6" style:family="text">
      <style:text-properties style:text-position="sub 58%"/>
    </style:style>
    <style:style style:name="T7" style:family="text">
      <style:text-properties style:text-outline="true" fo:letter-spacing="0.0555in" fo:font-weight="bold" style:letter-kerning="false" style:font-weight-asian="bold" style:font-weight-complex="bold"/>
    </style:style>
    <style:style style:name="T8" style:family="text">
      <style:text-properties style:text-line-through-style="solid" fo:background-color="transparent"/>
    </style:style>
    <style:style style:name="T9" style:family="text">
      <style:text-properties style:text-line-through-style="solid" fo:font-size="28pt" fo:background-color="transparent" style:font-size-asian="28pt" style:font-size-complex="28pt"/>
    </style:style>
    <style:style style:name="T10" style:family="text">
      <style:text-properties fo:text-transform="uppercase"/>
    </style:style>
    <style:style style:name="T11" style:family="text">
      <style:text-properties style:font-relief="embossed"/>
    </style:style>
    <style:style style:name="T12" style:family="text">
      <style:text-properties text:display="none"/>
    </style:style>
    <style:style style:name="T13" style:family="text">
      <style:text-properties fo:letter-spacing="0.0555in" fo:font-weight="bold" style:font-weight-asian="bold" style:font-weight-complex="bold"/>
    </style:style>
    <style:style style:name="T14" style:family="text">
      <style:text-properties fo:letter-spacing="0.0555in" fo:font-weight="bold" style:letter-kerning="false" style:font-weight-asian="bold" style:font-weight-complex="bold"/>
    </style:style>
    <style:style style:name="T15" style:family="text">
      <style:text-properties style:use-window-font-color="tru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wer &lt;&gt; Caps" text:name="LTc_ConverterName"/>
        <text:user-field-decl office:value-type="string" office:string-value="True" text:name="LTc_ConvDirectionFw"/>
        <text:user-field-decl office:value-type="string" office:string-value="0" text:name="LTc_ConvNormalize"/>
        <text:user-field-decl office:value-type="string" office:string-value="WholeDoc" text:name="LTc_WhichScope"/>
        <text:user-field-decl office:value-type="string" office:string-value="NoChange" text:name="LTc_WhichTarget"/>
        <text:user-field-decl office:value-type="string" office:string-value="" text:name="LTc_Scope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\tx \mb" text:name="LTc_SFM_Markers"/>
      </text:user-field-decls>
      <text:p text:style-name="Standard"><text:span text:style-name="T8">H</text:span><text:span text:style-name="T9">e</text:span><text:span text:style-name="T8">llo</text:span> t<text:span text:style-name="T2">h</text:span><text:span text:style-name="T12">e</text:span><text:span text:style-name="T10">r</text:span><text:span text:style-name="T11">e</text:span>, <text:span text:style-name="T3">h</text:span><text:span text:style-name="T1">o</text:span><text:span text:style-name="T5">w</text:span> <text:span text:style-name="T4">ar</text:span><text:span text:style-name="T6">e</text:span> <text:span text:style-name="T13">y</text:span><text:span text:style-name="T7">o</text:span><text:span text:style-name="T14">u</text:span>?</text:p>
      <text:p text:style-name="Standard"/>
      <text:p text:style-name="Standard"/>
      <text:p text:style-name="Standard">Well, now I <text:span text:style-name="T15">want</text:span> to tell a<text:span text:style-name="T1">b</text:span>out an exciting discovery that my uncle's oldest second cousin once heard about. <text:s/>It all starts with peanut butter and <text:span text:style-name="T1">g</text:span>rape jelly. <text:s/>The jelly needs to be <text:span text:style-name="T2">Smukers</text:span> or else it just doesn't work as well.</text:p>
      <text:p text:style-name="Standard"/>
      <text:p text:style-name="Standard">Test <text:span text:style-name="Internet_20_link">character styles</text:span> as well.</text:p>
      <text:p text:style-name="Standard"/>
      <text:p text:style-name="Standard">THE 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0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800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Teletyp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0-03-16T10:50:17.41</meta:creation-date>
    <dc:date>2011-03-29T11:35:15.41</dc:date>
    <dc:creator>Jim Kornelsen</dc:creator>
    <meta:editing-duration>PT1H21M30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55" meta:character-count="288"/>
  </office:meta>
</office:document-meta>
</file>